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0.8646in" style:rel-column-width="8676*"/>
    </style:style>
    <style:style style:name="Table4.B" style:family="table-column">
      <style:table-column-properties style:column-width="2.5632in" style:rel-column-width="25721*"/>
    </style:style>
    <style:style style:name="Table4.C" style:family="table-column">
      <style:table-column-properties style:column-width="0.7917in" style:rel-column-width="7944*"/>
    </style:style>
    <style:style style:name="Table4.D" style:family="table-column">
      <style:table-column-properties style:column-width="2.3118in" style:rel-column-width="23194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D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1875in" fo:margin-left="0.1292in" fo:margin-right="0.3757in" table:align="margins"/>
    </style:style>
    <style:style style:name="Table3.A" style:family="table-column">
      <style:table-column-properties style:column-width="1.7604in" style:rel-column-width="18642*"/>
    </style:style>
    <style:style style:name="Table3.B" style:family="table-column">
      <style:table-column-properties style:column-width="2.2722in" style:rel-column-width="24064*"/>
    </style:style>
    <style:style style:name="Table3.C" style:family="table-column">
      <style:table-column-properties style:column-width="2.1556in" style:rel-column-width="22829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.1665in" fo:margin-bottom="0.0835in" fo:keep-with-next="always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3" style:family="paragraph" style:parent-style-name="Text_20_body_20_indent_20_2">
      <style:text-properties style:font-name="Courier New1"/>
    </style:style>
    <style:style style:name="P4" style:family="paragraph" style:parent-style-name="Text_20_body_20_indent_20_2">
      <style:text-properties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fo:font-size="11.8999996185303pt" style:font-size-asian="11.8999996185303pt" style:font-size-complex="11.8999996185303pt"/>
    </style:style>
    <style:style style:name="P12" style:family="paragraph" style:parent-style-name="Heading_20_4" style:master-page-name="">
      <style:paragraph-properties fo:break-before="auto" fo:break-after="auto"/>
    </style:style>
    <style:style style:name="P13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bar</text:h>
      <text:p text:style-name="Text_20_body_20_indent_20_2"><text:span text:style-name="Source_20_Text"><text:span text:style-name="T3">A container that usually contains menu elements.</text:span></text:span><text:span text:style-name="Source_20_Text"><text:span text:style-name="T2"> </text:span></text:span></text:p>
      <text:p text:style-name="Text_20_body_20_indent_20_2"><draw:frame draw:style-name="fr1" draw:name="graphics1" text:anchor-type="paragraph" svg:width="4.1563in" svg:height="1.0209in" draw:z-index="0"><draw:image xlink:href="../images/Menu.png" xlink:type="simple" xlink:show="embed" xlink:actuate="onLoad"/></draw:frame><text:span text:style-name="Source_20_Text"><text:span text:style-name="T2"/></text:span></text:p>
      <text:p text:style-name="Code_20_Indent_20_2">&lt;menubar id="menubar"&gt;</text:p>
      <text:p text:style-name="Code_20_Indent_20_2"><text:tab/><text:tab/>&lt;menu label="File"&gt;</text:p>
      <text:p text:style-name="Code_20_Indent_20_2"><text:tab/><text:tab/><text:tab/>&lt;menupopup onOpen="alert(self.id)"&gt;</text:p>
      <text:p text:style-name="Code_20_Indent_20_2"><text:tab/><text:tab/><text:tab/><text:tab/>&lt;menuitem label="New" onClick="alert(self.label)"/&gt;</text:p>
      <text:p text:style-name="Code_20_Indent_20_2"><text:tab/><text:tab/><text:tab/><text:tab/>&lt;menuitem label="Open" onClick="alert(self.label)"/&gt;</text:p>
      <text:p text:style-name="Code_20_Indent_20_2"><text:tab/><text:tab/><text:tab/><text:tab/>&lt;menuitem label="Save" onClick="alert(self.label)"/&gt;</text:p>
      <text:p text:style-name="Code_20_Indent_20_2"><text:tab/><text:tab/><text:tab/><text:tab/>&lt;menuseparator/&gt;</text:p>
      <text:p text:style-name="Code_20_Indent_20_2"><text:tab/><text:tab/><text:tab/><text:tab/>&lt;menuitem label="Exit" onClick="alert(self.label)"/&gt;</text:p>
      <text:p text:style-name="Code_20_Indent_20_2"><text:tab/><text:tab/><text:tab/>&lt;/menupopup&gt;</text:p>
      <text:p text:style-name="Code_20_Indent_20_2"><text:tab/><text:tab/>&lt;/menu&gt;</text:p>
      <text:p text:style-name="Code_20_Indent_20_2"><text:tab/><text:tab/>&lt;menu label="Help"&gt;</text:p>
      <text:p text:style-name="Code_20_Indent_20_2"><text:tab/><text:tab/><text:tab/>&lt;menupopup&gt;</text:p>
      <text:p text:style-name="Code_20_Indent_20_2"><text:tab/><text:tab/><text:tab/><text:tab/>&lt;menuitem label="Index" onClick="alert(self.label)"/&gt;</text:p>
      <text:p text:style-name="Code_20_Indent_20_2"><text:tab/><text:tab/><text:tab/><text:tab/>&lt;menu label="About"&gt;</text:p>
      <text:p text:style-name="Code_20_Indent_20_2"><text:tab/><text:tab/><text:tab/><text:tab/><text:tab/>&lt;menupopup&gt;</text:p>
      <text:p text:style-name="Code_20_Indent_20_2"><text:tab/><text:tab/><text:tab/><text:tab/><text:tab/><text:tab/>&lt;menuitem label="About ZK" onClick="alert(self.label)"/&gt;</text:p>
      <text:p text:style-name="Code_20_Indent_20_2"><text:tab/><text:tab/><text:tab/><text:tab/><text:tab/><text:tab/>&lt;menuitem label="About Potix" onClick="alert(self.label)"/&gt;</text:p>
      <text:p text:style-name="Code_20_Indent_20_2"><text:tab/><text:tab/><text:tab/><text:tab/><text:tab/>&lt;/menupopup&gt;</text:p>
      <text:p text:style-name="Code_20_Indent_20_2"><text:tab/><text:tab/><text:tab/><text:tab/>&lt;/menu&gt;</text:p>
      <text:p text:style-name="Code_20_Indent_20_2"><text:tab/><text:tab/><text:tab/>&lt;/menupopup&gt;</text:p>
      <text:p text:style-name="Code_20_Indent_20_2"><text:tab/><text:tab/>&lt;/menu&gt;</text:p>
      <text:p text:style-name="Code_20_Indent_20_2"><text:tab/>&lt;/menubar&gt;</text:p>
      <text:h text:style-name="Heading_20_4" text:outline-level="4">Class Name</text:h>
      <text:p text:style-name="P3"><text:span text:style-name="Source_20_Text"><text:span text:style-name="T1">org.zkoss.zul.Menubar</text:span></text:span></text:p>
      <text:h text:style-name="Heading_20_4" text:outline-level="4">Supported Child Components</text:h>
      <text:p text:style-name="P4">*NONE</text:p>
      <text:h text:style-name="P2" text:outline-level="4">Supported Events</text:h>
      <text:p text:style-name="P4">*NONE</text:p>
      <text:h text:style-name="P11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">Property</text:p>
            </table:table-cell>
            <table:table-cell table:style-name="Table4.A1" office:value-type="string">
              <text:p text:style-name="P6">Description</text:p>
            </table:table-cell>
            <table:table-cell table:style-name="Table4.A1" office:value-type="string">
              <text:p text:style-name="P6">Data Type</text:p>
            </table:table-cell>
            <table:table-cell table:style-name="Table4.D1" office:value-type="string">
              <text:p text:style-name="P6">Default Values</text:p>
            </table:table-cell>
          </table:table-row>
        </table:table-header-rows>
        <table:table-row>
          <table:table-cell table:style-name="Table4.A2" office:value-type="string">
            <text:p text:style-name="P9"><text:span text:style-name="Source_20_Text">orient</text:span></text:p>
          </table:table-cell>
          <table:table-cell table:style-name="Table4.A2" office:value-type="string">
            <text:p text:style-name="P10">The orient</text:p>
            <text:p text:style-name="P10"><text:span text:style-name="T4">Values:</text:span><text:span text:style-name="Source_20_Text"> horizontal | vertical</text:span></text:p>
          </table:table-cell>
          <table:table-cell table:style-name="Table4.A2" office:value-type="string">
            <text:p text:style-name="P9"><text:span text:style-name="Source_20_Text">String</text:span></text:p>
          </table:table-cell>
          <table:table-cell table:style-name="Table4.D2" office:value-type="string">
            <text:p text:style-name="P8"><text:span text:style-name="Source_20_Text">vertical</text:span></text:p>
          </table:table-cell>
        </table:table-row>
        <table:table-row>
          <table:table-cell table:style-name="Table4.A2" office:value-type="string">
            <text:p text:style-name="P9"><text:span text:style-name="Source_20_Text">autodrop</text:span></text:p>
          </table:table-cell>
          <table:table-cell table:style-name="Table4.A2" office:value-type="string">
            <text:p text:style-name="P10">Returns whether to automatically drop down menus if user moves mouse over it. </text:p>
            <text:p text:style-name="P10"><text:span text:style-name="T4">Values:</text:span> <text:span text:style-name="Source_20_Text">true | false</text:span></text:p>
          </table:table-cell>
          <table:table-cell table:style-name="Table4.A2" office:value-type="string">
            <text:p text:style-name="P9"><text:span text:style-name="Source_20_Text">Boolean</text:span></text:p>
          </table:table-cell>
          <table:table-cell table:style-name="Table4.D2" office:value-type="string">
            <text:p text:style-name="P8"><text:span text:style-name="Source_20_Text">false</text:span></text:p>
          </table:table-cell>
        </table:table-row>
      </table:table>
      <text:h text:style-name="P1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onDrawNewChild(org.zkoss.zk.ui.Component child, java.lang.StringBuffer out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9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9"><text:span text:style-name="Source_20_Text">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insertBefore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9"><text:span text:style-name="Source_20_Text">Boolean</text:span></text:p>
          </table:table-cell>
        </table:table-row>
      </table:table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7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1T12:38:01</dc:date>
    <dc:language>en-US</dc:language>
    <meta:editing-cycles>208</meta:editing-cycles>
    <meta:editing-duration>PT9H34M1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60" meta:word-count="144" meta:character-count="1318"/>
  </office:meta>
</office:document-meta>
</file>